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.setExpiryDate( Date theExpiry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Path( String th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CookiePath( WebRequest theRequest , String theRe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CookiePort( WebRequest theRequest , int theRe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Domain( String the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.getExpir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isExp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.setComment( String the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CookieDomain( WebRequest theRequest , String theReal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Cookie( String theDomain , String theName , String the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oki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okie.equals( Object the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okie.setSecure( boolean is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isToBeDiscar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.setValue(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